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8000003AF54A7A440F12AE4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a933" svg:stroke-opacity="50%" draw:fill-color="#00a933" draw:opacity="50%" draw:textarea-horizontal-align="justify" draw:textarea-vertical-align="middle" draw:auto-grow-height="false" fo:min-height="0.18cm" fo:min-width="1.989cm"/>
    </style:style>
    <style:style style:name="gr3" style:family="graphic" style:parent-style-name="standard">
      <style:graphic-properties draw:stroke="none" svg:stroke-color="#00a933" svg:stroke-opacity="50%" draw:fill-color="#ffbf00" draw:opacity="50%" draw:textarea-horizontal-align="justify" draw:textarea-vertical-align="middle" draw:auto-grow-height="false" fo:min-height="0.18cm" fo:min-width="1.989cm"/>
    </style:style>
    <style:style style:name="gr4" style:family="graphic" style:parent-style-name="standard">
      <style:graphic-properties draw:stroke="solid" svg:stroke-width="0.081cm" svg:stroke-color="#ff0000" draw:marker-start-width="0.321cm" draw:marker-end-width="0.321cm" svg:stroke-opacity="50%" draw:fill="none" draw:fill-color="#00a933" draw:opacity="50%" draw:textarea-horizontal-align="justify" draw:textarea-vertical-align="middle" draw:auto-grow-height="false" fo:min-height="0.493cm" fo:min-width="1.909cm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ff0000" draw:marker-start-width="0.321cm" draw:marker-end-width="0.321cm" svg:stroke-opacity="50%" draw:fill="none" draw:fill-color="#00a933" draw:opacity="50%" draw:textarea-horizontal-align="justify" draw:textarea-vertical-align="middle" draw:auto-grow-height="false" fo:min-height="2.673cm" fo:min-width="1.909cm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-color="#ffde59" draw:textarea-horizontal-align="justify" draw:textarea-vertical-align="middle" draw:auto-grow-height="false" fo:min-height="0.172cm" fo:min-width="0cm"/>
    </style:style>
    <style:style style:name="gr7" style:family="graphic" style:parent-style-name="standard">
      <style:graphic-properties draw:stroke="none" draw:fill-color="#ff0000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9" style:family="graphic" style:parent-style-name="standard">
      <style:graphic-properties draw:stroke="none" svg:stroke-color="#00a933" svg:stroke-opacity="50%" draw:fill-color="#00a933" draw:opacity="50%" draw:textarea-horizontal-align="justify" draw:textarea-vertical-align="middle" draw:auto-grow-height="false" fo:min-height="0.385cm" fo:min-width="3.259cm"/>
    </style:style>
    <style:style style:name="gr10" style:family="graphic" style:parent-style-name="standard">
      <style:graphic-properties draw:stroke="none" svg:stroke-color="#00a933" svg:stroke-opacity="50%" draw:fill-color="#ffbf00" draw:opacity="50%" draw:textarea-horizontal-align="justify" draw:textarea-vertical-align="middle" draw:auto-grow-height="false" fo:min-height="0.385cm" fo:min-width="3.259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33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a933" draw:opacity="50%"/>
      <style:paragraph-properties fo:text-align="center"/>
    </style:style>
    <style:style style:name="P3" style:family="paragraph">
      <loext:graphic-properties draw:fill-color="#ffbf00" draw:opacity="50%"/>
      <style:paragraph-properties fo:text-align="center"/>
    </style:style>
    <style:style style:name="P4" style:family="paragraph">
      <loext:graphic-properties draw:fill="none" draw:fill-color="#00a933" draw:opacity="50%"/>
      <style:paragraph-properties fo:text-align="center"/>
    </style:style>
    <style:style style:name="P5" style:family="paragraph">
      <loext:graphic-properties draw:fill-color="#ffde59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de59" loext:opacity="100%"/>
    </style:style>
    <style:style style:name="P8" style:family="paragraph">
      <style:paragraph-properties fo:text-align="center"/>
      <style:text-properties fo:color="#111111" loext:opacity="100%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111111" loext:opacity="100%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ffde59" loext:opacity="100%" fo:font-size="11pt" style:font-size-asian="11pt" style:font-size-complex="11pt"/>
    </style:style>
    <style:style style:name="T2" style:family="text">
      <style:text-properties fo:color="#ffde59" loext:opacity="100%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519cm" svg:height="15.749cm" svg:x="1.257cm" svg:y="0.002cm">
          <draw:image xlink:href="Pictures/10000001000005F8000003AF54A7A440F12AE43B.png" xlink:type="simple" xlink:show="embed" xlink:actuate="onLoad" draw:mime-type="image/png">
            <text:p/>
          </draw:image>
        </draw:frame>
        <draw:custom-shape draw:style-name="gr2" draw:text-style-name="P2" draw:layer="layout" svg:width="2.489cm" svg:height="0.43cm" svg:x="9.912cm" svg:y="1.3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89cm" svg:height="0.43cm" svg:x="13.163cm" svg:y="0.5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89cm" svg:height="0.43cm" svg:x="2.923cm" svg:y="1.7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89cm" svg:height="0.43cm" svg:x="2.76cm" svg:y="3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89cm" svg:height="0.43cm" svg:x="6.441cm" svg:y="2.8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89cm" svg:height="0.43cm" svg:x="6.461cm" svg:y="9.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89cm" svg:height="0.823cm" svg:x="6.421cm" svg:y="4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489cm" svg:height="3.003cm" svg:x="6.481cm" svg:y="12.488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0.422cm" svg:height="0.422cm" draw:transform="rotate (1.5707963267949) translate (19.791cm 1.798cm)">
            <text:p/>
            <draw:enhanced-geometry svg:viewBox="0 0 21600 21600" draw:type="block-arc" draw:modifiers="135 6909.7295219015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" draw:text-style-name="P6" draw:layer="layout" svg:width="0.635cm" svg:height="0.635cm" svg:x="19.685cm" svg:y="1.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1649.37238493724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custom-shape draw:style-name="gr6" draw:text-style-name="P5" draw:layer="layout" svg:width="0.422cm" svg:height="0.422cm" draw:transform="rotate (1.5707963267949) translate (15.079cm 0.909cm)">
          <text:p/>
          <draw:enhanced-geometry svg:viewBox="0 0 21600 21600" draw:type="block-arc" draw:modifiers="135 6909.7295219015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0.422cm" svg:height="0.422cm" draw:transform="rotate (1.5707963267949) translate (8.404cm 3.299cm)">
          <text:p/>
          <draw:enhanced-geometry svg:viewBox="0 0 21600 21600" draw:type="block-arc" draw:modifiers="135 6909.7295219015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0.422cm" svg:height="0.422cm" draw:transform="rotate (1.5707963267949) translate (11.819cm 1.784cm)">
          <text:p/>
          <draw:enhanced-geometry svg:viewBox="0 0 21600 21600" draw:type="block-arc" draw:modifiers="135 6909.7295219015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0.422cm" svg:height="0.422cm" draw:transform="rotate (1.5707963267949) translate (4.658cm 2.221cm)">
          <text:p/>
          <draw:enhanced-geometry svg:viewBox="0 0 21600 21600" draw:type="block-arc" draw:modifiers="135 6909.7295219015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0.422cm" svg:height="0.422cm" draw:transform="rotate (1.5707963267949) translate (4.658cm 4.392cm)">
          <text:p/>
          <draw:enhanced-geometry svg:viewBox="0 0 21600 21600" draw:type="block-arc" draw:modifiers="135 6909.7295219015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g>
          <draw:custom-shape draw:style-name="gr6" draw:text-style-name="P5" draw:layer="layout" svg:width="0.422cm" svg:height="0.422cm" draw:transform="rotate (1.5707963267949) translate (8.361cm 9.603cm)">
            <text:p/>
            <draw:enhanced-geometry svg:viewBox="0 0 21600 21600" draw:type="block-arc" draw:modifiers="135 6909.7295219015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" draw:text-style-name="P6" draw:layer="layout" svg:width="0.635cm" svg:height="0.635cm" svg:x="8.255cm" svg:y="9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1649.37238493724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custom-shape draw:style-name="gr2" draw:text-style-name="P2" draw:layer="layout" svg:width="2.489cm" svg:height="0.43cm" svg:x="14.856cm" svg:y="2.962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0.422cm" svg:height="0.422cm" draw:transform="rotate (1.5707963267949) translate (16.728cm 3.352cm)">
            <text:p/>
            <draw:enhanced-geometry svg:viewBox="0 0 21600 21600" draw:type="block-arc" draw:modifiers="135 6909.7295219015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" draw:text-style-name="P6" draw:layer="layout" svg:width="0.635cm" svg:height="0.635cm" svg:x="16.622cm" svg:y="2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1649.37238493724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custom-shape draw:style-name="gr2" draw:text-style-name="P2" draw:layer="layout" svg:width="2.489cm" svg:height="0.43cm" svg:x="11.4cm" svg:y="6.071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0.422cm" svg:height="0.422cm" draw:transform="rotate (1.5707963267949) translate (13.272cm 6.461cm)">
            <text:p/>
            <draw:enhanced-geometry svg:viewBox="0 0 21600 21600" draw:type="block-arc" draw:modifiers="135 6909.7295219015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7" draw:text-style-name="P6" draw:layer="layout" svg:width="0.635cm" svg:height="0.635cm" svg:x="13.166cm" svg:y="5.9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1649.37238493724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custom-shape draw:style-name="gr6" draw:text-style-name="P5" draw:layer="layout" svg:width="0.422cm" svg:height="0.422cm" draw:transform="rotate (1.5707963267949) translate (19.827cm 2.662cm)">
          <text:p/>
          <draw:enhanced-geometry svg:viewBox="0 0 21600 21600" draw:type="block-arc" draw:modifiers="135 6909.7295219015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8" draw:text-style-name="P7" draw:layer="layout" svg:width="4.445cm" svg:height="0.683cm" svg:x="20.287cm" svg:y="1.222cm">
          <draw:text-box>
            <text:p><text:span text:style-name="T1">Celebrity </text:span><text:span text:style-name="T2">not</text:span><text:span text:style-name="T1"> included</text:span></text:p>
          </draw:text-box>
        </draw:frame>
        <draw:frame draw:style-name="gr8" draw:text-style-name="P7" draw:layer="layout" svg:width="4.445cm" svg:height="0.683cm" svg:x="20.32cm" svg:y="2.105cm">
          <draw:text-box>
            <text:p><text:span text:style-name="T1">Celebrity included</text:span></text:p>
          </draw:text-box>
        </draw:frame>
        <draw:custom-shape draw:style-name="gr9" draw:text-style-name="P2" draw:layer="layout" svg:width="3.759cm" svg:height="0.635cm" svg:x="19.736cm" svg:y="2.9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759cm" svg:height="0.635cm" svg:x="19.736cm" svg:y="3.845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3.81cm" svg:height="0.683cm" svg:x="19.685cm" svg:y="2.927cm">
          <draw:text-box>
            <text:p text:style-name="P8"><text:span text:style-name="T3">Done</text:span></text:p>
          </draw:text-box>
        </draw:frame>
        <draw:frame draw:style-name="gr11" draw:text-style-name="P9" draw:layer="layout" svg:width="3.81cm" svg:height="0.683cm" svg:x="19.736cm" svg:y="3.797cm">
          <draw:text-box>
            <text:p text:style-name="P8"><text:span text:style-name="T3">WIP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5T09:26:54.677000000</meta:creation-date>
    <dc:date>2023-02-09T17:23:42.898000000</dc:date>
    <meta:editing-duration>PT46M28S</meta:editing-duration>
    <meta:editing-cycles>2</meta:editing-cycles>
    <meta:generator>LibreOffice/7.2.4.1$Windows_X86_64 LibreOffice_project/27d75539669ac387bb498e35313b970b7fe9c4f9</meta:generator>
    <meta:document-statistic meta:object-count="58"/>
  </office:meta>
</office:document-meta>
</file>